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SERCIZIO AZIENDA 2</text:h>
      <text:h text:style-name="Heading_20_3" text:outline-level="3">RAFFINAMENTO DEI REQUISITI</text:h>
      <text:p text:style-name="Horizontal_20_Line"/>
      <text:h text:style-name="Heading_20_3" text:outline-level="3">1. Requisiti sui fornitori</text:h>
      <text:p text:style-name="Text_20_body"><text:span text:style-name="Strong_20_Emphasis">1.1 Ragione sociale:</text:span> stringa<text:line-break/><text:span text:style-name="Strong_20_Emphasis">1.2 Partita IVA:</text:span> valore numerico (FLOAT o percentuale come da normativa)<text:line-break/><text:span text:style-name="Strong_20_Emphasis">1.3 Indirizzo:</text:span> Indicazione (via: stringa, civico/interno: stringa/stringa, cap: stringa – max 5 caratteri)<text:line-break/><text:span text:style-name="Strong_20_Emphasis">1.4 Numero di telefono:</text:span> stringa (per contenere il prefisso, es. +39)<text:line-break/><text:span text:style-name="Strong_20_Emphasis">1.5 Email:</text:span> stringa (sintassi valida: es. nome@dominio.it)</text:p>
      <text:p text:style-name="Horizontal_20_Line"/>
      <text:h text:style-name="Heading_20_3" text:outline-level="3">2. Requisiti sugli ordini</text:h>
      <text:p text:style-name="Text_20_body"><text:span text:style-name="Strong_20_Emphasis">2.1 Data di stipula:</text:span> data (formato GG/MM/AAAA)<text:line-break/><text:span text:style-name="Strong_20_Emphasis">2.2 Descrizione acquisto:</text:span> stringa (max 3000 caratteri, alfanumerica)<text:line-break/><text:span text:style-name="Strong_20_Emphasis">2.3 Stato ordine:</text:span> stringa (campo testuale)<text:line-break/><text:span text:style-name="Strong_20_Emphasis">2.4 Fornitore:</text:span> uno e un solo fornitore (riferimento al requisito 1)</text:p>
      <text:p text:style-name="Horizontal_20_Line"/>
      <text:h text:style-name="Heading_20_3" text:outline-level="3">3. Requisiti sulle fatture</text:h>
      <text:p text:style-name="Text_20_body"><text:span text:style-name="Strong_20_Emphasis">3.1 Importo tasse:</text:span> numero reale ≥ 0<text:line-break/><text:span text:style-name="Strong_20_Emphasis">3.2 Aliquota IVA:</text:span> valore come da requisito 1.2 (FLOAT o percentuale)<text:line-break/><text:span text:style-name="Strong_20_Emphasis">3.3 Ordine associato:</text:span> esattamente uno (riferimento al requisito 2)<text:line-break/><text:span text:style-name="Strong_20_Emphasis">3.4 Un ordine può essere associato a zero o più fatture</text:span></text:p>
      <text:p text:style-name="Horizontal_20_Line"/>
      <text:h text:style-name="Heading_20_3" text:outline-level="3">4. Requisiti sul direttore di dipartimento</text:h>
      <text:p text:style-name="Text_20_body"><text:span text:style-name="Strong_20_Emphasis">4.1 Nome:</text:span> stringa<text:line-break/><text:span text:style-name="Strong_20_Emphasis">4.2 Cognome:</text:span> stringa<text:line-break/><text:span text:style-name="Strong_20_Emphasis">4.3 Codice fiscale:</text:span> stringa di 16 caratteri alfanumerici (es. RSSMRA85T10A562S)<text:line-break/><text:span text:style-name="Strong_20_Emphasis">4.4 Data di nascita:</text:span> data (formato GG/MM/AAAA)<text:line-break/><text:span text:style-name="Strong_20_Emphasis">4.5 Luogo di nascita:</text:span> valore composto (città: stringa, regione: stringa, paese: stringa)<text:line-break/><text:span text:style-name="Strong_20_Emphasis">4.6 Anni di servizio:</text:span> numero reale ≥ 0<text:line-break/><text:span text:style-name="Strong_20_Emphasis">4.7 Dipartimento aziendale:</text:span> esattamente uno (vedi requisito 5)</text:p>
      <text:p text:style-name="Horizontal_20_Line"/>
      <text:h text:style-name="Heading_20_3" text:outline-level="3"><text:soft-page-break/>5. Requisiti sul dipartimento aziendale</text:h>
      <text:p text:style-name="Text_20_body"><text:span text:style-name="Strong_20_Emphasis">5.1 Nome del dipartimento:</text:span> stringa<text:line-break/><text:span text:style-name="Strong_20_Emphasis">5.2 Indirizzo della sede:</text:span> Indicazione (vedi requisito 1.3)<text:line-break/><text:span text:style-name="Strong_20_Emphasis">5.3 Direttore:</text:span> uno e uno solo, riferimento a un DirettoreDipartimento (requisito 4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7:40:27.892083096</meta:creation-date>
    <dc:date>2025-04-07T17:41:33.443922727</dc:date>
    <meta:editing-duration>PT1M6S</meta:editing-duration>
    <meta:editing-cycles>1</meta:editing-cycles>
    <meta:document-statistic meta:table-count="0" meta:image-count="0" meta:object-count="0" meta:page-count="2" meta:paragraph-count="12" meta:word-count="220" meta:character-count="1524" meta:non-whitespace-character-count="1315"/>
    <meta:generator>LibreOffice/7.3.7.2$Linux_X86_64 LibreOffice_project/30$Build-2</meta:generator>
  </office:meta>
</office:document-meta>
</file>